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.getSecurit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loa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getProperty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exi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loadLibra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arraycopy( java . lang . Object var0 , int var1 , java . lang . Object var2 , int var3 , int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etSecurityManager( java . lang . SecurityManag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etProperties( java . util . Propertie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currentTim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mapLibrary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getPropert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etErr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runFin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etProperty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identityHashCod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g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etIn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ystem.setOut( java . io . Prin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